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fo:language="de" fo:country="DE" style:font-size-asian="10pt" style:font-size-complex="10pt"/>
    </style:style>
    <style:style style:name="P2" style:family="paragraph" style:parent-style-name="Standard">
      <style:text-properties style:font-name="DejaVu Sans" fo:font-size="10pt" fo:language="de" fo:country="DE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DejaVu Sans" fo:font-size="10pt" fo:language="de" fo:country="D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ux e.V.</text:p>
      <text:p text:style-name="P1"/>
      <text:p text:style-name="P1">Gründung am 01. April 2007</text:p>
      <text:p text:style-name="P1"/>
      <text:p text:style-name="P1">Gemeinnütziger, steuerbefreiter Verein</text:p>
      <text:p text:style-name="P1">Registergericht: Berlin Charlottenburg</text:p>
      <text:p text:style-name="P1">Geschäftsstelle: Aachen</text:p>
      <text:p text:style-name="P1"/>
      <text:p text:style-name="P1">Ziele:</text:p>
      <text:p text:style-name="P1">Förderung Freier Software und damit im Zusammenhang stehende Projekte.</text:p>
      <text:p text:style-name="P1"/>
      <text:p text:style-name="P1">Aktivitäten:</text:p>
      <text:p text:style-name="P1">Eigenveranstaltungen als Vortragsreihen, Workshops, deutschlandweiten Anwender-Treffen und Gastvorträge bei verschiedenen Veranstaltungen.</text:p>
      <text:p text:style-name="P1"/>
      <text:p text:style-name="P1">Teilnahme an verschiedenen FOSS Veranstaltungen, u.A. SIGINT Köln, FrOSCon, OpenRheinRuhr, Software Freedom Day, Open Xchange Partner Summit.</text:p>
      <text:p text:style-name="P1"/>
      <text:p text:style-name="P1">Kooperationen mit verschiedenen FOSS Projekten.</text:p>
      <text:p text:style-name="P1"/>
      <text:p text:style-name="P1">Weiter Informationen und Kontaktaufnahme:</text:p>
      <text:p text:style-name="P1">http://sidux-ev.org oder direkt hier am Stand.</text:p>
      <text:p text:style-name="P1"/>
      <text:p text:style-name="P1"/>
      <text:p text:style-name="P3">Semplice-Linux project</text:p>
      <text:p text:style-name="P1"/>
      <text:p text:style-name="P1">Not the usual Debian remix, since 2009.</text:p>
      <text:p text:style-name="P1"/>
      <text:p text:style-name="P1">Debian is awesome: Everybody can modify, improve and remix it to fit their needs. It is a</text:p>
      <text:p text:style-name="P1">great basis for a fast, lightweight, clean and simple distribution. This is the aim of</text:p>
      <text:p text:style-name="P1">Semplice-Linux, which is build on Debian sid to be always on the edge.</text:p>
      <text:p text:style-name="P1"/>
      <text:p text:style-name="P1">Designed to be lightning fast on modern 64-bit machines, Semplice-Linux works well on old</text:p>
      <text:p text:style-name="P1">glories, requiring only a 486 (or better) processor and 384 MB of RAM. To provide this</text:p>
      <text:p text:style-name="P1">fast environment the distribution is based on Openbox and a set of lightweight</text:p>
      <text:p text:style-name="P1">applications.</text:p>
      <text:p text:style-name="P1"/>
      <text:p text:style-name="P1">Semplice-Linux is built using official debian tools and archives, with an automated</text:p>
      <text:p text:style-name="P1">process for ensuring the same working environment across all builds. It is compiled</text:p>
      <text:p text:style-name="P1">according to the Debian Policy and every modification to the base system is available in</text:p>
      <text:p text:style-name="P1">our repositories. It is possible to get the same Semplice-Linux system by simply starting</text:p>
      <text:p text:style-name="P1">from a basic debian bootstrap.</text:p>
      <text:p text:style-name="P1"/>
      <text:p text:style-name="P1">Although we strongly believe in open source, Semplice-Linux includes non-free firmware to</text:p>
      <text:p text:style-name="P1"><text:soft-page-break/>support a wide variety of machines. To encourage you to live without non-free software we</text:p>
      <text:p text:style-name="P1">make it easy to remove them. See</text:p>
      <text:p text:style-name="P1">http://semplice-linux.org/doku/semplice:nonfree#installed_system for more information.</text:p>
      <text:p text:style-name="P1"/>
      <text:p text:style-name="P1">Semplice-Linux provides a base working system for everything a common user needs:</text:p>
      <text:p text:style-name="P1">* A word processor (Abiword)</text:p>
      <text:p text:style-name="P1">* A spreadsheet (Gnumeric)</text:p>
      <text:p text:style-name="P1">* A music player (Exaile)</text:p>
      <text:p text:style-name="P1">* A web browser (Chromium)</text:p>
      <text:p text:style-name="P1"/>
      <text:p text:style-name="P1">It also includes the Synaptic Package Manager which lets you</text:p>
      <text:p text:style-name="P1">install the 38,000 packages that Debian offer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2-04-24T21:50:00</meta:creation-date>
    <dc:date>2012-04-26T01:14:15</dc:date>
    <dc:creator>walter </dc:creator>
    <meta:editing-duration>P0D</meta:editing-duration>
    <meta:editing-cycles>6</meta:editing-cycles>
    <meta:generator>LibreOffice/3.5$Linux_x86 LibreOffice_project/350m1$Build-202</meta:generator>
    <meta:document-statistic meta:table-count="0" meta:image-count="0" meta:object-count="0" meta:page-count="3" meta:paragraph-count="38" meta:word-count="312" meta:character-count="2170" meta:non-whitespace-character-count="1896"/>
  </office:meta>
</office:document-meta>
</file>